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57">
      <style:graphic-properties style:vertical-pos="middl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0">
      <style:graphic-properties style:vertical-pos="middl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5">
      <style:graphic-properties draw:fill="none" draw:stroke="dash" draw:stroke-dash="a794" svg:stroke-width="0.01042in" svg:stroke-color="#4472c4" svg:stroke-opacity="100%" draw:stroke-linejoin="round" svg:stroke-linecap="butt"/>
    </style:style>
    <style:style style:family="graphic" style:name="a796">
      <style:graphic-properties style:vertical-pos="middle"/>
    </style:style>
    <style:style style:family="text" style:name="a79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style:vertical-pos="middle"/>
    </style:style>
    <style:style style:family="graphic" style:name="a79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375in" fo:padding-bottom="0.0375in" fo:padding-left="0.075in" fo:padding-right="0.075in" draw:textarea-vertical-align="middle" draw:textarea-horizontal-align="center" draw:fill="none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style:vertical-pos="middle"/>
    </style:style>
    <style:style style:family="paragraph" style:name="a7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375in" fo:padding-bottom="0.0375in" fo:padding-left="0.075in" fo:padding-right="0.075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4">
      <style:graphic-properties draw:fill="none" draw:stroke="solid" svg:stroke-width="0.02083in" svg:stroke-color="#000000" draw:marker-end="a733" svg:stroke-opacity="100%" draw:stroke-linejoin="miter" svg:stroke-linecap="butt"/>
    </style:style>
    <style:style style:family="graphic" style:name="a736">
      <style:graphic-properties draw:fill="none" draw:stroke="solid" svg:stroke-width="0.02083in" svg:stroke-color="#000000" draw:marker-end="a735" svg:stroke-opacity="100%" draw:stroke-linejoin="miter" svg:stroke-linecap="butt"/>
    </style:style>
    <style:style style:family="graphic" style:name="a737">
      <style:graphic-properties draw:fill="none" draw:stroke="solid" svg:stroke-width="0.02083in" svg:stroke-color="#4472c4" svg:stroke-opacity="100%" draw:stroke-linejoin="miter" svg:stroke-linecap="butt"/>
    </style:style>
    <style:style style:family="graphic" style:name="a738">
      <style:graphic-properties draw:fill="none" draw:stroke="solid" svg:stroke-width="0.02083in" svg:stroke-color="#ff0000" svg:stroke-opacity="100%" draw:stroke-linejoin="miter" svg:stroke-linecap="butt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style:vertical-pos="middle"/>
    </style:style>
    <style:style style:family="paragraph" style:name="a7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375in" fo:padding-bottom="0.0375in" fo:padding-left="0.075in" fo:padding-right="0.075in" draw:textarea-vertical-align="middle" draw:textarea-horizontal-align="center" draw:fill="none" draw:stroke="solid" svg:stroke-width="0.02083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style:vertical-pos="middle"/>
    </style:style>
    <style:style style:family="graphic" style:name="a80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draw:fill="none" draw:stroke="solid" svg:stroke-width="0.01389in" svg:stroke-color="#000000" svg:stroke-opacity="100%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41">
      <style:graphic-properties fo:wrap-option="wrap" fo:padding-top="0.0375in" fo:padding-bottom="0.0375in" fo:padding-left="0.075in" fo:padding-right="0.075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style:vertical-pos="middle"/>
    </style:style>
    <style:style style:family="graphic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3">
      <style:graphic-properties draw:fill="none" draw:stroke="dash" draw:stroke-dash="a742" svg:stroke-width="0.01042in" svg:stroke-color="#000000" svg:stroke-opacity="100%" draw:stroke-linejoin="round" svg:stroke-linecap="butt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4">
      <style:graphic-properties draw:fill="none" draw:stroke="solid" svg:stroke-width="0.01389in" svg:stroke-color="#000000" svg:stroke-opacity="100%" draw:stroke-linejoin="miter" svg:stroke-linecap="butt"/>
    </style:style>
    <style:style style:family="graphic" style:name="a745">
      <style:graphic-properties style:vertical-pos="middle"/>
    </style:style>
    <style:style style:family="text" style:name="a74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49">
      <style:graphic-properties style:vertical-pos="middl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draw:fill="none" fo:clip="rect(0in, 0in, 0in, 0in)" draw:stroke="none"/>
    </style:style>
    <style:style style:family="paragraph" style:name="a7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375in" fo:padding-bottom="0.0375in" fo:padding-left="0.075in" fo:padding-right="0.075in" draw:textarea-vertical-align="middle" draw:textarea-horizontal-align="center" draw:fill="none" draw:stroke="solid" svg:stroke-width="0.01389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86">
      <style:graphic-properties style:vertical-pos="middl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53">
      <style:graphic-properties style:vertical-pos="middle"/>
    </style:style>
  </office:automatic-styles>
  <office:body>
    <office:presentation>
      <draw:page draw:name="Slide1" draw:style-name="a729" draw:master-page-name="Master1-Layout1-title-Diapositiva-de-título" presentation:presentation-page-layout-name="Master1-PPL1" draw:id="Slide-256">
        <draw:g draw:name="Grupo 61" draw:id="id69">
          <svg:title/>
          <svg:desc/>
          <draw:connector draw:type="line" svg:x1="0.72919in" svg:y1="6.85905in" svg:x2="12.34211in" svg:y2="6.85905in" draw:id="id71" draw:style-name="a734" draw:name="Conector recto de flecha 4">
            <svg:title/>
            <svg:desc/>
          </draw:connector>
          <draw:connector draw:type="line" svg:x1="0.7403in" svg:y1="6.85335in" svg:x2="0.72919in" svg:y2="0.29118in" draw:id="id72" draw:style-name="a736" draw:name="Conector recto de flecha 6">
            <svg:title/>
            <svg:desc/>
          </draw:connector>
          <draw:connector draw:type="line" svg:x1="0.72919in" svg:y1="6.00684in" svg:x2="11.42122in" svg:y2="1.04099in" draw:id="id73" draw:style-name="a737" draw:name="Conector recto 9">
            <svg:title/>
            <svg:desc/>
          </draw:connector>
          <draw:connector draw:type="line" svg:x1="0.7403in" svg:y1="4.71941in" svg:x2="11.9176in" svg:y2="4.71155in" draw:id="id74" draw:style-name="a738" draw:name="Conector recto 11">
            <svg:title/>
            <svg:desc/>
          </draw:connector>
          <draw:custom-shape svg:width="0.1671in" svg:height="0.18222in" draw:id="id75" draw:style-name="a741" draw:transform="translate(-0.08355in -0.09111in) rotate(-5.39061) translate(6.58392in 0.78574in)" draw:name="Elipse 14">
            <svg:title/>
            <svg:desc/>
            <text:p text:style-name="a740" text:class-names="" text:cond-style-name=""><text:span text:style-name="a73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line" svg:x1="0.76429in" svg:y1="0.80943in" svg:x2="6.47719in" svg:y2="0.78576in" draw:id="id76" draw:style-name="a743" draw:name="Conector recto 24">
            <svg:title/>
            <svg:desc/>
          </draw:connector>
          <draw:connector draw:type="line" svg:x1="6.64566in" svg:y1="6.85335in" svg:x2="6.59366in" svg:y2="0.86882in" draw:end-shape="id75" draw:end-glue-point="5" draw:id="id77" draw:style-name="a744" draw:name="Conector recto 31">
            <svg:title/>
            <svg:desc/>
          </draw:connector>
          <draw:frame draw:id="id78" draw:style-name="a748" draw:name="CuadroTexto 34" svg:x="11.49512in" svg:y="0.61242in" svg:width="0.35852in" svg:height="0.34152in">
            <draw:text-box>
              <text:p text:style-name="a747" text:class-names="" text:cond-style-name=""><draw:frame draw:style-name="a745" text:anchor-type="as-char" svg:x="1174.05104in" svg:y="0in" svg:width="0.28333in" svg:height="0.3in" style:rel-width="scale" style:rel-height="scale"><draw:object xlink:href="Object 1/" xlink:type="simple" xlink:show="embed" xlink:actuate="onLoad"/></draw:frame><text:span text:style-name="a746" text:class-names=""/></text:p>
            </draw:text-box>
            <svg:title/>
            <svg:desc/>
          </draw:frame>
          <draw:frame draw:id="id79" draw:style-name="a752" draw:name="CuadroTexto 39" svg:x="12.04991in" svg:y="4.50511in" svg:width="0.26735in" svg:height="0.34152in">
            <draw:text-box>
              <text:p text:style-name="a751" text:class-names="" text:cond-style-name=""><draw:frame draw:style-name="a749" text:anchor-type="as-char" svg:x="1174.08549in" svg:y="0in" svg:width="0.21437in" svg:height="0.3in" style:rel-width="scale" style:rel-height="scale"><draw:object xlink:href="Object 2/" xlink:type="simple" xlink:show="embed" xlink:actuate="onLoad"/></draw:frame><text:span text:style-name="a750" text:class-names=""/></text:p>
            </draw:text-box>
            <svg:title/>
            <svg:desc/>
          </draw:frame>
          <draw:frame draw:id="id80" draw:style-name="a756" draw:name="CuadroTexto 41" svg:x="0.62925in" svg:y="-0.05319in" svg:width="0.26735in" svg:height="0.34152in">
            <draw:text-box>
              <text:p text:style-name="a755" text:class-names="" text:cond-style-name=""><draw:frame draw:style-name="a753" text:anchor-type="as-char" svg:x="1174.08549in" svg:y="0in" svg:width="0.21437in" svg:height="0.3in" style:rel-width="scale" style:rel-height="scale"><draw:object xlink:href="Object 3/" xlink:type="simple" xlink:show="embed" xlink:actuate="onLoad"/></draw:frame><text:span text:style-name="a754" text:class-names=""/></text:p>
            </draw:text-box>
            <svg:title/>
            <svg:desc/>
          </draw:frame>
          <draw:frame draw:id="id81" draw:style-name="a760" draw:name="CuadroTexto 44" svg:x="0.26596in" svg:y="0.61242in" svg:width="0.35852in" svg:height="0.34152in">
            <draw:text-box>
              <text:p text:style-name="a759" text:class-names="" text:cond-style-name=""><draw:frame draw:style-name="a757" text:anchor-type="as-char" svg:x="1174.05104in" svg:y="0in" svg:width="0.28333in" svg:height="0.3in" style:rel-width="scale" style:rel-height="scale"><draw:object xlink:href="Object 4/" xlink:type="simple" xlink:show="embed" xlink:actuate="onLoad"/></draw:frame><text:span text:style-name="a758" text:class-names=""/></text:p>
            </draw:text-box>
            <svg:title/>
            <svg:desc/>
          </draw:frame>
          <draw:frame draw:id="id82" draw:style-name="a764" draw:name="CuadroTexto 42" svg:x="6.47719in" svg:y="0.31925in" svg:width="0.37973in" svg:height="0.34152in">
            <draw:text-box>
              <text:p text:style-name="a763" text:class-names="" text:cond-style-name=""><draw:frame draw:style-name="a761" text:anchor-type="as-char" svg:x="1174.05104in" svg:y="0in" svg:width="0.28333in" svg:height="0.3in" style:rel-width="scale" style:rel-height="scale"><draw:object xlink:href="Object 5/" xlink:type="simple" xlink:show="embed" xlink:actuate="onLoad"/></draw:frame><text:span text:style-name="a762" text:class-names=""/></text:p>
            </draw:text-box>
            <svg:title/>
            <svg:desc/>
          </draw:frame>
          <draw:custom-shape svg:x="6.61255in" svg:y="0.86882in" svg:width="0.37687in" svg:height="2.38204in" draw:id="id83" draw:style-name="a767" draw:name="Cerrar llave 46">
            <svg:title/>
            <svg:desc/>
            <text:p text:style-name="a766" text:class-names="" text:cond-style-name=""><text:span text:style-name="a765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8333"/>
              <draw:equation draw:name="f14" draw:formula="49470"/>
              <draw:equation draw:name="f15" draw:formula="2700000 + ?f2"/>
              <draw:equation draw:name="f16" draw:formula="?f15 - ?f2"/>
              <draw:equation draw:name="f17" draw:formula="?f8 / 21600"/>
              <draw:equation draw:name="f18" draw:formula="?f7 / 21600"/>
              <draw:equation draw:name="f19" draw:formula="21600 * ?f8"/>
              <draw:equation draw:name="f20" draw:formula="21600 * ?f7"/>
              <draw:equation draw:name="f21" draw:formula="min(?f18, ?f17)"/>
              <draw:equation draw:name="f22" draw:formula="?f19 / ?f9"/>
              <draw:equation draw:name="f23" draw:formula="?f20 / ?f9"/>
              <draw:equation draw:name="f24" draw:formula="?f23 - ?f11"/>
              <draw:equation draw:name="f25" draw:formula="?f22 - ?f11"/>
              <draw:equation draw:name="f26" draw:formula="?f25 / 2"/>
              <draw:equation draw:name="f27" draw:formula="min(?f25, ?f24)"/>
              <draw:equation draw:name="f28" draw:formula="?f24 * ?f14"/>
              <draw:equation draw:name="f29" draw:formula="?f11 + ?f26"/>
              <draw:equation draw:name="f30" draw:formula="?f27 * ?f13"/>
              <draw:equation draw:name="f31" draw:formula="?f28 / 100000"/>
              <draw:equation draw:name="f32" draw:formula="?f26 * ?f21"/>
              <draw:equation draw:name="f33" draw:formula="?f30 / 100000"/>
              <draw:equation draw:name="f34" draw:formula="?f31 - ?f33"/>
              <draw:equation draw:name="f35" draw:formula="?f23 - ?f33"/>
              <draw:equation draw:name="f36" draw:formula="?f33 * ?f21"/>
              <draw:equation draw:name="f37" draw:formula="?f16 + ?f2"/>
              <draw:equation draw:name="f38" draw:formula="?f37 * ?f10 / ?f1"/>
              <draw:equation draw:name="f39" draw:formula="0 - ?f38"/>
              <draw:equation draw:name="f40" draw:formula="sin(?f39)"/>
              <draw:equation draw:name="f41" draw:formula="0 - ?f40"/>
              <draw:equation draw:name="f42" draw:formula="?f41"/>
              <draw:equation draw:name="f43" draw:formula="cos(?f39)"/>
              <draw:equation draw:name="f44" draw:formula="0 - ?f43"/>
              <draw:equation draw:name="f45" draw:formula="?f44"/>
              <draw:equation draw:name="f46" draw:formula="?f42 * ?f26"/>
              <draw:equation draw:name="f47" draw:formula="?f45 * ?f33"/>
              <draw:equation draw:name="f48" draw:formula="?f11 + ?f46"/>
              <draw:equation draw:name="f49" draw:formula="?f33 - ?f47"/>
              <draw:equation draw:name="f50" draw:formula="?f23 + ?f47"/>
              <draw:equation draw:name="f51" draw:formula="?f50 - ?f33"/>
              <draw:equation draw:name="f52" draw:formula="21550000 - ?f2"/>
              <draw:equation draw:name="f53" draw:formula="if(?f52, ?f2, 21550000)"/>
              <draw:equation draw:name="f54" draw:formula="-21550000 - ?f53"/>
              <draw:equation draw:name="f55" draw:formula="if(?f54, -21550000, ?f53)"/>
              <draw:equation draw:name="f56" draw:formula="?f0 + ?f55"/>
              <draw:equation draw:name="f57" draw:formula="?f0 + ?f2"/>
              <draw:equation draw:name="f58" draw:formula="?f57 * ?f10 / ?f1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?f32"/>
              <draw:equation draw:name="f63" draw:formula="sin(?f59)"/>
              <draw:equation draw:name="f64" draw:formula="0 - ?f63"/>
              <draw:equation draw:name="f65" draw:formula="?f64 * ?f36"/>
              <draw:equation draw:name="f66" draw:formula="sqrt(?f62 * ?f62 + ?f65 * ?f65 + 0 * 0)"/>
              <draw:equation draw:name="f67" draw:formula="?f32 * ?f36 / ?f66"/>
              <draw:equation draw:name="f68" draw:formula="?f64 * ?f67"/>
              <draw:equation draw:name="f69" draw:formula="?f11 - ?f68"/>
              <draw:equation draw:name="f70" draw:formula="?f61 * ?f67"/>
              <draw:equation draw:name="f71" draw:formula="?f11 - ?f70"/>
              <draw:equation draw:name="f72" draw:formula="?f69 - ?f32"/>
              <draw:equation draw:name="f73" draw:formula="?f71 - ?f36"/>
              <draw:equation draw:name="f74" draw:formula="?f69 + ?f32"/>
              <draw:equation draw:name="f75" draw:formula="?f71 + ?f36"/>
              <draw:equation draw:name="f76" draw:formula="?f56 + ?f2"/>
              <draw:equation draw:name="f77" draw:formula="?f76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32"/>
              <draw:equation draw:name="f82" draw:formula="sin(?f78)"/>
              <draw:equation draw:name="f83" draw:formula="0 - ?f82"/>
              <draw:equation draw:name="f84" draw:formula="?f83 * ?f36"/>
              <draw:equation draw:name="f85" draw:formula="sqrt(?f81 * ?f81 + ?f84 * ?f84 + 0 * 0)"/>
              <draw:equation draw:name="f86" draw:formula="?f32 * ?f36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?f11, ?f72)"/>
              <draw:equation draw:name="f92" draw:formula="if(?f55, ?f11, ?f73)"/>
              <draw:equation draw:name="f93" draw:formula="if(?f55, ?f11, ?f74)"/>
              <draw:equation draw:name="f94" draw:formula="if(?f55, ?f11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?f12"/>
              <draw:equation draw:name="f100" draw:formula="if(?f99, ?f12, 21550000)"/>
              <draw:equation draw:name="f101" draw:formula="-21550000 - ?f100"/>
              <draw:equation draw:name="f102" draw:formula="if(?f101, -21550000, ?f100)"/>
              <draw:equation draw:name="f103" draw:formula="?f1 + ?f102"/>
              <draw:equation draw:name="f104" draw:formula="?f1 + ?f2"/>
              <draw:equation draw:name="f105" draw:formula="?f104 * ?f10 / ?f1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?f32"/>
              <draw:equation draw:name="f110" draw:formula="sin(?f106)"/>
              <draw:equation draw:name="f111" draw:formula="0 - ?f110"/>
              <draw:equation draw:name="f112" draw:formula="?f111 * ?f36"/>
              <draw:equation draw:name="f113" draw:formula="sqrt(?f109 * ?f109 + ?f112 * ?f112 + 0 * 0)"/>
              <draw:equation draw:name="f114" draw:formula="?f32 * ?f36 / ?f113"/>
              <draw:equation draw:name="f115" draw:formula="?f111 * ?f114"/>
              <draw:equation draw:name="f116" draw:formula="?f29 - ?f115"/>
              <draw:equation draw:name="f117" draw:formula="?f108 * ?f114"/>
              <draw:equation draw:name="f118" draw:formula="?f34 - ?f117"/>
              <draw:equation draw:name="f119" draw:formula="?f116 - ?f32"/>
              <draw:equation draw:name="f120" draw:formula="?f118 - ?f36"/>
              <draw:equation draw:name="f121" draw:formula="?f116 + ?f32"/>
              <draw:equation draw:name="f122" draw:formula="?f118 + ?f36"/>
              <draw:equation draw:name="f123" draw:formula="?f103 + ?f2"/>
              <draw:equation draw:name="f124" draw:formula="?f123 * ?f10 / ?f1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?f32"/>
              <draw:equation draw:name="f129" draw:formula="sin(?f125)"/>
              <draw:equation draw:name="f130" draw:formula="0 - ?f129"/>
              <draw:equation draw:name="f131" draw:formula="?f130 * ?f36"/>
              <draw:equation draw:name="f132" draw:formula="sqrt(?f128 * ?f128 + ?f131 * ?f131 + 0 * 0)"/>
              <draw:equation draw:name="f133" draw:formula="?f32 * ?f36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?f29, ?f119)"/>
              <draw:equation draw:name="f139" draw:formula="if(?f102, ?f34, ?f120)"/>
              <draw:equation draw:name="f140" draw:formula="if(?f102, ?f29, ?f121)"/>
              <draw:equation draw:name="f141" draw:formula="if(?f102, ?f34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  <draw:equation draw:name="f146" draw:formula="?f0 + ?f102"/>
              <draw:equation draw:name="f147" draw:formula="?f135 - ?f68"/>
              <draw:equation draw:name="f148" draw:formula="?f137 - ?f70"/>
              <draw:equation draw:name="f149" draw:formula="?f147 - ?f32"/>
              <draw:equation draw:name="f150" draw:formula="?f148 - ?f36"/>
              <draw:equation draw:name="f151" draw:formula="?f147 + ?f32"/>
              <draw:equation draw:name="f152" draw:formula="?f148 + ?f36"/>
              <draw:equation draw:name="f153" draw:formula="?f146 + ?f2"/>
              <draw:equation draw:name="f154" draw:formula="?f153 * ?f10 / ?f1"/>
              <draw:equation draw:name="f155" draw:formula="0 - ?f154"/>
              <draw:equation draw:name="f156" draw:formula="cos(?f155)"/>
              <draw:equation draw:name="f157" draw:formula="0 - ?f156"/>
              <draw:equation draw:name="f158" draw:formula="?f157 * ?f32"/>
              <draw:equation draw:name="f159" draw:formula="sin(?f155)"/>
              <draw:equation draw:name="f160" draw:formula="0 - ?f159"/>
              <draw:equation draw:name="f161" draw:formula="?f160 * ?f36"/>
              <draw:equation draw:name="f162" draw:formula="sqrt(?f158 * ?f158 + ?f161 * ?f161 + 0 * 0)"/>
              <draw:equation draw:name="f163" draw:formula="?f32 * ?f36 / ?f162"/>
              <draw:equation draw:name="f164" draw:formula="?f160 * ?f163"/>
              <draw:equation draw:name="f165" draw:formula="?f147 + ?f164"/>
              <draw:equation draw:name="f166" draw:formula="?f157 * ?f163"/>
              <draw:equation draw:name="f167" draw:formula="?f148 + ?f166"/>
              <draw:equation draw:name="f168" draw:formula="if(?f102, ?f135, ?f149)"/>
              <draw:equation draw:name="f169" draw:formula="if(?f102, ?f137, ?f150)"/>
              <draw:equation draw:name="f170" draw:formula="if(?f102, ?f135, ?f151)"/>
              <draw:equation draw:name="f171" draw:formula="if(?f102, ?f137, ?f152)"/>
              <draw:equation draw:name="f172" draw:formula="if(?f102, ?f149, ?f165)"/>
              <draw:equation draw:name="f173" draw:formula="if(?f102, ?f150, ?f167)"/>
              <draw:equation draw:name="f174" draw:formula="if(?f102, ?f151, ?f165)"/>
              <draw:equation draw:name="f175" draw:formula="if(?f102, ?f152, ?f167)"/>
              <draw:equation draw:name="f176" draw:formula="?f11 + ?f55"/>
              <draw:equation draw:name="f177" draw:formula="?f11 + ?f2"/>
              <draw:equation draw:name="f178" draw:formula="?f177 * ?f10 / ?f1"/>
              <draw:equation draw:name="f179" draw:formula="0 - ?f178"/>
              <draw:equation draw:name="f180" draw:formula="cos(?f179)"/>
              <draw:equation draw:name="f181" draw:formula="0 - ?f180"/>
              <draw:equation draw:name="f182" draw:formula="?f181 * ?f32"/>
              <draw:equation draw:name="f183" draw:formula="sin(?f179)"/>
              <draw:equation draw:name="f184" draw:formula="0 - ?f183"/>
              <draw:equation draw:name="f185" draw:formula="?f184 * ?f36"/>
              <draw:equation draw:name="f186" draw:formula="sqrt(?f182 * ?f182 + ?f185 * ?f185 + 0 * 0)"/>
              <draw:equation draw:name="f187" draw:formula="?f32 * ?f36 / ?f186"/>
              <draw:equation draw:name="f188" draw:formula="?f184 * ?f187"/>
              <draw:equation draw:name="f189" draw:formula="?f29 - ?f188"/>
              <draw:equation draw:name="f190" draw:formula="?f181 * ?f187"/>
              <draw:equation draw:name="f191" draw:formula="?f35 - ?f190"/>
              <draw:equation draw:name="f192" draw:formula="?f189 - ?f32"/>
              <draw:equation draw:name="f193" draw:formula="?f191 - ?f36"/>
              <draw:equation draw:name="f194" draw:formula="?f189 + ?f32"/>
              <draw:equation draw:name="f195" draw:formula="?f191 + ?f36"/>
              <draw:equation draw:name="f196" draw:formula="?f176 + ?f2"/>
              <draw:equation draw:name="f197" draw:formula="?f196 * ?f10 / ?f1"/>
              <draw:equation draw:name="f198" draw:formula="0 - ?f197"/>
              <draw:equation draw:name="f199" draw:formula="cos(?f198)"/>
              <draw:equation draw:name="f200" draw:formula="0 - ?f199"/>
              <draw:equation draw:name="f201" draw:formula="?f200 * ?f32"/>
              <draw:equation draw:name="f202" draw:formula="sin(?f198)"/>
              <draw:equation draw:name="f203" draw:formula="0 - ?f202"/>
              <draw:equation draw:name="f204" draw:formula="?f203 * ?f36"/>
              <draw:equation draw:name="f205" draw:formula="sqrt(?f201 * ?f201 + ?f204 * ?f204 + 0 * 0)"/>
              <draw:equation draw:name="f206" draw:formula="?f32 * ?f36 / ?f205"/>
              <draw:equation draw:name="f207" draw:formula="?f203 * ?f206"/>
              <draw:equation draw:name="f208" draw:formula="?f189 + ?f207"/>
              <draw:equation draw:name="f209" draw:formula="?f200 * ?f206"/>
              <draw:equation draw:name="f210" draw:formula="?f191 + ?f209"/>
              <draw:equation draw:name="f211" draw:formula="if(?f55, ?f29, ?f192)"/>
              <draw:equation draw:name="f212" draw:formula="if(?f55, ?f35, ?f193)"/>
              <draw:equation draw:name="f213" draw:formula="if(?f55, ?f29, ?f194)"/>
              <draw:equation draw:name="f214" draw:formula="if(?f55, ?f35, ?f195)"/>
              <draw:equation draw:name="f215" draw:formula="if(?f55, ?f192, ?f208)"/>
              <draw:equation draw:name="f216" draw:formula="if(?f55, ?f193, ?f210)"/>
              <draw:equation draw:name="f217" draw:formula="if(?f55, ?f194, ?f208)"/>
              <draw:equation draw:name="f218" draw:formula="if(?f55, ?f195, ?f210)"/>
            </draw:enhanced-geometry>
          </draw:custom-shape>
          <draw:frame draw:id="id84" draw:style-name="a771" draw:name="CuadroTexto 47" svg:x="6.93159in" svg:y="1.70045in" svg:width="2.31068in" svg:height="0.73355in">
            <draw:text-box>
              <text:p text:style-name="a770" text:class-names="" text:cond-style-name=""><draw:frame draw:style-name="a768" text:anchor-type="as-char" svg:x="1173.06778in" svg:y="0in" svg:width="2.24979in" svg:height="0.72646in" style:rel-width="scale" style:rel-height="scale"><draw:object xlink:href="Object 6/" xlink:type="simple" xlink:show="embed" xlink:actuate="onLoad"/></draw:frame><text:span text:style-name="a769" text:class-names=""/></text:p>
            </draw:text-box>
            <svg:title/>
            <svg:desc/>
          </draw:frame>
          <draw:custom-shape svg:x="6.63786in" svg:y="3.28786in" svg:width="0.32578in" svg:height="1.40691in" draw:id="id85" draw:style-name="a774" draw:name="Cerrar llave 48">
            <svg:title/>
            <svg:desc/>
            <text:p text:style-name="a773" text:class-names="" text:cond-style-name=""><text:span text:style-name="a772" text:class-names=""/></text:p>
  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Z N F M ?f11 ?f11 A ?f91 ?f92 ?f93 ?f94 ?f11 ?f11 ?f88 ?f90  W ?f95 ?f96 ?f97 ?f98 ?f11 ?f11 ?f88 ?f90 L ?f29 ?f34 A ?f138 ?f139 ?f140 ?f141 ?f29 ?f34 ?f135 ?f137  W ?f142 ?f143 ?f144 ?f145 ?f29 ?f34 ?f135 ?f137 A ?f168 ?f169 ?f170 ?f171 ?f135 ?f137 ?f165 ?f167  W ?f172 ?f173 ?f174 ?f175 ?f135 ?f137 ?f165 ?f167 L ?f29 ?f35 A ?f211 ?f212 ?f213 ?f214 ?f29 ?f35 ?f208 ?f210  W ?f215 ?f216 ?f217 ?f218 ?f29 ?f35 ?f208 ?f210 N" draw:text-areas="?f11 ?f49 ?f48 ?f51" draw:glue-points="?f11 ?f11 ?f22 ?f31 ?f11 ?f23" draw:glue-point-leaving-directions="-180, -270, -36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0 - 5400000"/>
              <draw:equation draw:name="f13" draw:formula="8333"/>
              <draw:equation draw:name="f14" draw:formula="50000"/>
              <draw:equation draw:name="f15" draw:formula="2700000 + ?f2"/>
              <draw:equation draw:name="f16" draw:formula="?f15 - ?f2"/>
              <draw:equation draw:name="f17" draw:formula="?f8 / 21600"/>
              <draw:equation draw:name="f18" draw:formula="?f7 / 21600"/>
              <draw:equation draw:name="f19" draw:formula="21600 * ?f8"/>
              <draw:equation draw:name="f20" draw:formula="21600 * ?f7"/>
              <draw:equation draw:name="f21" draw:formula="min(?f18, ?f17)"/>
              <draw:equation draw:name="f22" draw:formula="?f19 / ?f9"/>
              <draw:equation draw:name="f23" draw:formula="?f20 / ?f9"/>
              <draw:equation draw:name="f24" draw:formula="?f23 - ?f11"/>
              <draw:equation draw:name="f25" draw:formula="?f22 - ?f11"/>
              <draw:equation draw:name="f26" draw:formula="?f25 / 2"/>
              <draw:equation draw:name="f27" draw:formula="min(?f25, ?f24)"/>
              <draw:equation draw:name="f28" draw:formula="?f24 * ?f14"/>
              <draw:equation draw:name="f29" draw:formula="?f11 + ?f26"/>
              <draw:equation draw:name="f30" draw:formula="?f27 * ?f13"/>
              <draw:equation draw:name="f31" draw:formula="?f28 / 100000"/>
              <draw:equation draw:name="f32" draw:formula="?f26 * ?f21"/>
              <draw:equation draw:name="f33" draw:formula="?f30 / 100000"/>
              <draw:equation draw:name="f34" draw:formula="?f31 - ?f33"/>
              <draw:equation draw:name="f35" draw:formula="?f23 - ?f33"/>
              <draw:equation draw:name="f36" draw:formula="?f33 * ?f21"/>
              <draw:equation draw:name="f37" draw:formula="?f16 + ?f2"/>
              <draw:equation draw:name="f38" draw:formula="?f37 * ?f10 / ?f1"/>
              <draw:equation draw:name="f39" draw:formula="0 - ?f38"/>
              <draw:equation draw:name="f40" draw:formula="sin(?f39)"/>
              <draw:equation draw:name="f41" draw:formula="0 - ?f40"/>
              <draw:equation draw:name="f42" draw:formula="?f41"/>
              <draw:equation draw:name="f43" draw:formula="cos(?f39)"/>
              <draw:equation draw:name="f44" draw:formula="0 - ?f43"/>
              <draw:equation draw:name="f45" draw:formula="?f44"/>
              <draw:equation draw:name="f46" draw:formula="?f42 * ?f26"/>
              <draw:equation draw:name="f47" draw:formula="?f45 * ?f33"/>
              <draw:equation draw:name="f48" draw:formula="?f11 + ?f46"/>
              <draw:equation draw:name="f49" draw:formula="?f33 - ?f47"/>
              <draw:equation draw:name="f50" draw:formula="?f23 + ?f47"/>
              <draw:equation draw:name="f51" draw:formula="?f50 - ?f33"/>
              <draw:equation draw:name="f52" draw:formula="21550000 - ?f2"/>
              <draw:equation draw:name="f53" draw:formula="if(?f52, ?f2, 21550000)"/>
              <draw:equation draw:name="f54" draw:formula="-21550000 - ?f53"/>
              <draw:equation draw:name="f55" draw:formula="if(?f54, -21550000, ?f53)"/>
              <draw:equation draw:name="f56" draw:formula="?f0 + ?f55"/>
              <draw:equation draw:name="f57" draw:formula="?f0 + ?f2"/>
              <draw:equation draw:name="f58" draw:formula="?f57 * ?f10 / ?f1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?f32"/>
              <draw:equation draw:name="f63" draw:formula="sin(?f59)"/>
              <draw:equation draw:name="f64" draw:formula="0 - ?f63"/>
              <draw:equation draw:name="f65" draw:formula="?f64 * ?f36"/>
              <draw:equation draw:name="f66" draw:formula="sqrt(?f62 * ?f62 + ?f65 * ?f65 + 0 * 0)"/>
              <draw:equation draw:name="f67" draw:formula="?f32 * ?f36 / ?f66"/>
              <draw:equation draw:name="f68" draw:formula="?f64 * ?f67"/>
              <draw:equation draw:name="f69" draw:formula="?f11 - ?f68"/>
              <draw:equation draw:name="f70" draw:formula="?f61 * ?f67"/>
              <draw:equation draw:name="f71" draw:formula="?f11 - ?f70"/>
              <draw:equation draw:name="f72" draw:formula="?f69 - ?f32"/>
              <draw:equation draw:name="f73" draw:formula="?f71 - ?f36"/>
              <draw:equation draw:name="f74" draw:formula="?f69 + ?f32"/>
              <draw:equation draw:name="f75" draw:formula="?f71 + ?f36"/>
              <draw:equation draw:name="f76" draw:formula="?f56 + ?f2"/>
              <draw:equation draw:name="f77" draw:formula="?f76 * ?f10 / ?f1"/>
              <draw:equation draw:name="f78" draw:formula="0 - ?f77"/>
              <draw:equation draw:name="f79" draw:formula="cos(?f78)"/>
              <draw:equation draw:name="f80" draw:formula="0 - ?f79"/>
              <draw:equation draw:name="f81" draw:formula="?f80 * ?f32"/>
              <draw:equation draw:name="f82" draw:formula="sin(?f78)"/>
              <draw:equation draw:name="f83" draw:formula="0 - ?f82"/>
              <draw:equation draw:name="f84" draw:formula="?f83 * ?f36"/>
              <draw:equation draw:name="f85" draw:formula="sqrt(?f81 * ?f81 + ?f84 * ?f84 + 0 * 0)"/>
              <draw:equation draw:name="f86" draw:formula="?f32 * ?f36 / ?f85"/>
              <draw:equation draw:name="f87" draw:formula="?f83 * ?f86"/>
              <draw:equation draw:name="f88" draw:formula="?f69 + ?f87"/>
              <draw:equation draw:name="f89" draw:formula="?f80 * ?f86"/>
              <draw:equation draw:name="f90" draw:formula="?f71 + ?f89"/>
              <draw:equation draw:name="f91" draw:formula="if(?f55, ?f11, ?f72)"/>
              <draw:equation draw:name="f92" draw:formula="if(?f55, ?f11, ?f73)"/>
              <draw:equation draw:name="f93" draw:formula="if(?f55, ?f11, ?f74)"/>
              <draw:equation draw:name="f94" draw:formula="if(?f55, ?f11, ?f75)"/>
              <draw:equation draw:name="f95" draw:formula="if(?f55, ?f72, ?f88)"/>
              <draw:equation draw:name="f96" draw:formula="if(?f55, ?f73, ?f90)"/>
              <draw:equation draw:name="f97" draw:formula="if(?f55, ?f74, ?f88)"/>
              <draw:equation draw:name="f98" draw:formula="if(?f55, ?f75, ?f90)"/>
              <draw:equation draw:name="f99" draw:formula="21550000 - ?f12"/>
              <draw:equation draw:name="f100" draw:formula="if(?f99, ?f12, 21550000)"/>
              <draw:equation draw:name="f101" draw:formula="-21550000 - ?f100"/>
              <draw:equation draw:name="f102" draw:formula="if(?f101, -21550000, ?f100)"/>
              <draw:equation draw:name="f103" draw:formula="?f1 + ?f102"/>
              <draw:equation draw:name="f104" draw:formula="?f1 + ?f2"/>
              <draw:equation draw:name="f105" draw:formula="?f104 * ?f10 / ?f1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?f32"/>
              <draw:equation draw:name="f110" draw:formula="sin(?f106)"/>
              <draw:equation draw:name="f111" draw:formula="0 - ?f110"/>
              <draw:equation draw:name="f112" draw:formula="?f111 * ?f36"/>
              <draw:equation draw:name="f113" draw:formula="sqrt(?f109 * ?f109 + ?f112 * ?f112 + 0 * 0)"/>
              <draw:equation draw:name="f114" draw:formula="?f32 * ?f36 / ?f113"/>
              <draw:equation draw:name="f115" draw:formula="?f111 * ?f114"/>
              <draw:equation draw:name="f116" draw:formula="?f29 - ?f115"/>
              <draw:equation draw:name="f117" draw:formula="?f108 * ?f114"/>
              <draw:equation draw:name="f118" draw:formula="?f34 - ?f117"/>
              <draw:equation draw:name="f119" draw:formula="?f116 - ?f32"/>
              <draw:equation draw:name="f120" draw:formula="?f118 - ?f36"/>
              <draw:equation draw:name="f121" draw:formula="?f116 + ?f32"/>
              <draw:equation draw:name="f122" draw:formula="?f118 + ?f36"/>
              <draw:equation draw:name="f123" draw:formula="?f103 + ?f2"/>
              <draw:equation draw:name="f124" draw:formula="?f123 * ?f10 / ?f1"/>
              <draw:equation draw:name="f125" draw:formula="0 - ?f124"/>
              <draw:equation draw:name="f126" draw:formula="cos(?f125)"/>
              <draw:equation draw:name="f127" draw:formula="0 - ?f126"/>
              <draw:equation draw:name="f128" draw:formula="?f127 * ?f32"/>
              <draw:equation draw:name="f129" draw:formula="sin(?f125)"/>
              <draw:equation draw:name="f130" draw:formula="0 - ?f129"/>
              <draw:equation draw:name="f131" draw:formula="?f130 * ?f36"/>
              <draw:equation draw:name="f132" draw:formula="sqrt(?f128 * ?f128 + ?f131 * ?f131 + 0 * 0)"/>
              <draw:equation draw:name="f133" draw:formula="?f32 * ?f36 / ?f132"/>
              <draw:equation draw:name="f134" draw:formula="?f130 * ?f133"/>
              <draw:equation draw:name="f135" draw:formula="?f116 + ?f134"/>
              <draw:equation draw:name="f136" draw:formula="?f127 * ?f133"/>
              <draw:equation draw:name="f137" draw:formula="?f118 + ?f136"/>
              <draw:equation draw:name="f138" draw:formula="if(?f102, ?f29, ?f119)"/>
              <draw:equation draw:name="f139" draw:formula="if(?f102, ?f34, ?f120)"/>
              <draw:equation draw:name="f140" draw:formula="if(?f102, ?f29, ?f121)"/>
              <draw:equation draw:name="f141" draw:formula="if(?f102, ?f34, ?f122)"/>
              <draw:equation draw:name="f142" draw:formula="if(?f102, ?f119, ?f135)"/>
              <draw:equation draw:name="f143" draw:formula="if(?f102, ?f120, ?f137)"/>
              <draw:equation draw:name="f144" draw:formula="if(?f102, ?f121, ?f135)"/>
              <draw:equation draw:name="f145" draw:formula="if(?f102, ?f122, ?f137)"/>
              <draw:equation draw:name="f146" draw:formula="?f0 + ?f102"/>
              <draw:equation draw:name="f147" draw:formula="?f135 - ?f68"/>
              <draw:equation draw:name="f148" draw:formula="?f137 - ?f70"/>
              <draw:equation draw:name="f149" draw:formula="?f147 - ?f32"/>
              <draw:equation draw:name="f150" draw:formula="?f148 - ?f36"/>
              <draw:equation draw:name="f151" draw:formula="?f147 + ?f32"/>
              <draw:equation draw:name="f152" draw:formula="?f148 + ?f36"/>
              <draw:equation draw:name="f153" draw:formula="?f146 + ?f2"/>
              <draw:equation draw:name="f154" draw:formula="?f153 * ?f10 / ?f1"/>
              <draw:equation draw:name="f155" draw:formula="0 - ?f154"/>
              <draw:equation draw:name="f156" draw:formula="cos(?f155)"/>
              <draw:equation draw:name="f157" draw:formula="0 - ?f156"/>
              <draw:equation draw:name="f158" draw:formula="?f157 * ?f32"/>
              <draw:equation draw:name="f159" draw:formula="sin(?f155)"/>
              <draw:equation draw:name="f160" draw:formula="0 - ?f159"/>
              <draw:equation draw:name="f161" draw:formula="?f160 * ?f36"/>
              <draw:equation draw:name="f162" draw:formula="sqrt(?f158 * ?f158 + ?f161 * ?f161 + 0 * 0)"/>
              <draw:equation draw:name="f163" draw:formula="?f32 * ?f36 / ?f162"/>
              <draw:equation draw:name="f164" draw:formula="?f160 * ?f163"/>
              <draw:equation draw:name="f165" draw:formula="?f147 + ?f164"/>
              <draw:equation draw:name="f166" draw:formula="?f157 * ?f163"/>
              <draw:equation draw:name="f167" draw:formula="?f148 + ?f166"/>
              <draw:equation draw:name="f168" draw:formula="if(?f102, ?f135, ?f149)"/>
              <draw:equation draw:name="f169" draw:formula="if(?f102, ?f137, ?f150)"/>
              <draw:equation draw:name="f170" draw:formula="if(?f102, ?f135, ?f151)"/>
              <draw:equation draw:name="f171" draw:formula="if(?f102, ?f137, ?f152)"/>
              <draw:equation draw:name="f172" draw:formula="if(?f102, ?f149, ?f165)"/>
              <draw:equation draw:name="f173" draw:formula="if(?f102, ?f150, ?f167)"/>
              <draw:equation draw:name="f174" draw:formula="if(?f102, ?f151, ?f165)"/>
              <draw:equation draw:name="f175" draw:formula="if(?f102, ?f152, ?f167)"/>
              <draw:equation draw:name="f176" draw:formula="?f11 + ?f55"/>
              <draw:equation draw:name="f177" draw:formula="?f11 + ?f2"/>
              <draw:equation draw:name="f178" draw:formula="?f177 * ?f10 / ?f1"/>
              <draw:equation draw:name="f179" draw:formula="0 - ?f178"/>
              <draw:equation draw:name="f180" draw:formula="cos(?f179)"/>
              <draw:equation draw:name="f181" draw:formula="0 - ?f180"/>
              <draw:equation draw:name="f182" draw:formula="?f181 * ?f32"/>
              <draw:equation draw:name="f183" draw:formula="sin(?f179)"/>
              <draw:equation draw:name="f184" draw:formula="0 - ?f183"/>
              <draw:equation draw:name="f185" draw:formula="?f184 * ?f36"/>
              <draw:equation draw:name="f186" draw:formula="sqrt(?f182 * ?f182 + ?f185 * ?f185 + 0 * 0)"/>
              <draw:equation draw:name="f187" draw:formula="?f32 * ?f36 / ?f186"/>
              <draw:equation draw:name="f188" draw:formula="?f184 * ?f187"/>
              <draw:equation draw:name="f189" draw:formula="?f29 - ?f188"/>
              <draw:equation draw:name="f190" draw:formula="?f181 * ?f187"/>
              <draw:equation draw:name="f191" draw:formula="?f35 - ?f190"/>
              <draw:equation draw:name="f192" draw:formula="?f189 - ?f32"/>
              <draw:equation draw:name="f193" draw:formula="?f191 - ?f36"/>
              <draw:equation draw:name="f194" draw:formula="?f189 + ?f32"/>
              <draw:equation draw:name="f195" draw:formula="?f191 + ?f36"/>
              <draw:equation draw:name="f196" draw:formula="?f176 + ?f2"/>
              <draw:equation draw:name="f197" draw:formula="?f196 * ?f10 / ?f1"/>
              <draw:equation draw:name="f198" draw:formula="0 - ?f197"/>
              <draw:equation draw:name="f199" draw:formula="cos(?f198)"/>
              <draw:equation draw:name="f200" draw:formula="0 - ?f199"/>
              <draw:equation draw:name="f201" draw:formula="?f200 * ?f32"/>
              <draw:equation draw:name="f202" draw:formula="sin(?f198)"/>
              <draw:equation draw:name="f203" draw:formula="0 - ?f202"/>
              <draw:equation draw:name="f204" draw:formula="?f203 * ?f36"/>
              <draw:equation draw:name="f205" draw:formula="sqrt(?f201 * ?f201 + ?f204 * ?f204 + 0 * 0)"/>
              <draw:equation draw:name="f206" draw:formula="?f32 * ?f36 / ?f205"/>
              <draw:equation draw:name="f207" draw:formula="?f203 * ?f206"/>
              <draw:equation draw:name="f208" draw:formula="?f189 + ?f207"/>
              <draw:equation draw:name="f209" draw:formula="?f200 * ?f206"/>
              <draw:equation draw:name="f210" draw:formula="?f191 + ?f209"/>
              <draw:equation draw:name="f211" draw:formula="if(?f55, ?f29, ?f192)"/>
              <draw:equation draw:name="f212" draw:formula="if(?f55, ?f35, ?f193)"/>
              <draw:equation draw:name="f213" draw:formula="if(?f55, ?f29, ?f194)"/>
              <draw:equation draw:name="f214" draw:formula="if(?f55, ?f35, ?f195)"/>
              <draw:equation draw:name="f215" draw:formula="if(?f55, ?f192, ?f208)"/>
              <draw:equation draw:name="f216" draw:formula="if(?f55, ?f193, ?f210)"/>
              <draw:equation draw:name="f217" draw:formula="if(?f55, ?f194, ?f208)"/>
              <draw:equation draw:name="f218" draw:formula="if(?f55, ?f195, ?f210)"/>
            </draw:enhanced-geometry>
          </draw:custom-shape>
          <draw:frame draw:id="id86" draw:style-name="a778" draw:name="CuadroTexto 51" svg:x="7.26994in" svg:y="3.55189in" svg:width="2.19084in" svg:height="0.73355in">
            <draw:text-box>
              <text:p text:style-name="a777" text:class-names="" text:cond-style-name=""><draw:frame draw:style-name="a775" text:anchor-type="as-char" svg:x="1173.10181in" svg:y="0in" svg:width="2.18181in" svg:height="0.72646in" style:rel-width="scale" style:rel-height="scale"><draw:object xlink:href="Object 7/" xlink:type="simple" xlink:show="embed" xlink:actuate="onLoad"/></draw:frame><text:span text:style-name="a776" text:class-names=""/></text:p>
            </draw:text-box>
            <svg:title/>
            <svg:desc/>
          </draw:frame>
          <draw:frame draw:id="id87" draw:style-name="a782" draw:name="CuadroTexto 53" svg:x="4.02017in" svg:y="2.41842in" svg:width="2.1785in" svg:height="0.73355in">
            <draw:text-box>
              <text:p text:style-name="a781" text:class-names="" text:cond-style-name=""><draw:frame draw:style-name="a779" text:anchor-type="as-char" svg:x="1173.10792in" svg:y="0in" svg:width="2.16958in" svg:height="0.72646in" style:rel-width="scale" style:rel-height="scale"><draw:object xlink:href="Object 8/" xlink:type="simple" xlink:show="embed" xlink:actuate="onLoad"/></draw:frame><text:span text:style-name="a780" text:class-names=""/></text:p>
            </draw:text-box>
            <svg:title/>
            <svg:desc/>
          </draw:frame>
          <draw:custom-shape svg:x="6.21168in" svg:y="0.87563in" svg:width="0.40087in" svg:height="3.81914in" draw:id="id88" draw:style-name="a785" draw:name="Abrir llave 54">
            <svg:title/>
            <svg:desc/>
            <text:p text:style-name="a784" text:class-names="" text:cond-style-name=""><text:span text:style-name="a783" text:class-names=""/></text:p>
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0 - 5400000"/>
              <draw:equation draw:name="f12" draw:formula="8333"/>
              <draw:equation draw:name="f13" draw:formula="50000"/>
              <draw:equation draw:name="f14" draw:formula="2700000 + ?f1"/>
              <draw:equation draw:name="f15" draw:formula="?f14 - ?f1"/>
              <draw:equation draw:name="f16" draw:formula="?f7 / 21600"/>
              <draw:equation draw:name="f17" draw:formula="?f6 / 21600"/>
              <draw:equation draw:name="f18" draw:formula="21600 * ?f7"/>
              <draw:equation draw:name="f19" draw:formula="21600 * ?f6"/>
              <draw:equation draw:name="f20" draw:formula="min(?f17, ?f16)"/>
              <draw:equation draw:name="f21" draw:formula="?f18 / ?f8"/>
              <draw:equation draw:name="f22" draw:formula="?f19 / ?f8"/>
              <draw:equation draw:name="f23" draw:formula="?f22 - ?f10"/>
              <draw:equation draw:name="f24" draw:formula="?f21 - ?f10"/>
              <draw:equation draw:name="f25" draw:formula="?f24 / 2"/>
              <draw:equation draw:name="f26" draw:formula="min(?f24, ?f23)"/>
              <draw:equation draw:name="f27" draw:formula="?f23 * ?f13"/>
              <draw:equation draw:name="f28" draw:formula="?f10 + ?f25"/>
              <draw:equation draw:name="f29" draw:formula="?f26 * ?f12"/>
              <draw:equation draw:name="f30" draw:formula="?f27 / 100000"/>
              <draw:equation draw:name="f31" draw:formula="?f25 * ?f20"/>
              <draw:equation draw:name="f32" draw:formula="?f29 / 100000"/>
              <draw:equation draw:name="f33" draw:formula="?f30 + ?f32"/>
              <draw:equation draw:name="f34" draw:formula="?f32 * ?f20"/>
              <draw:equation draw:name="f35" draw:formula="?f15 + ?f1"/>
              <draw:equation draw:name="f36" draw:formula="?f35 * ?f9 / ?f0"/>
              <draw:equation draw:name="f37" draw:formula="0 - ?f36"/>
              <draw:equation draw:name="f38" draw:formula="sin(?f37)"/>
              <draw:equation draw:name="f39" draw:formula="0 - ?f38"/>
              <draw:equation draw:name="f40" draw:formula="?f39"/>
              <draw:equation draw:name="f41" draw:formula="cos(?f37)"/>
              <draw:equation draw:name="f42" draw:formula="0 - ?f41"/>
              <draw:equation draw:name="f43" draw:formula="?f42"/>
              <draw:equation draw:name="f44" draw:formula="?f40 * ?f25"/>
              <draw:equation draw:name="f45" draw:formula="?f43 * ?f32"/>
              <draw:equation draw:name="f46" draw:formula="?f21 - ?f44"/>
              <draw:equation draw:name="f47" draw:formula="?f32 - ?f45"/>
              <draw:equation draw:name="f48" draw:formula="?f22 + ?f45"/>
              <draw:equation draw:name="f49" draw:formula="?f48 - ?f32"/>
              <draw:equation draw:name="f50" draw:formula="21550000 - ?f1"/>
              <draw:equation draw:name="f51" draw:formula="if(?f50, ?f1, 21550000)"/>
              <draw:equation draw:name="f52" draw:formula="-21550000 - ?f51"/>
              <draw:equation draw:name="f53" draw:formula="if(?f52, -21550000, ?f51)"/>
              <draw:equation draw:name="f54" draw:formula="?f1 + ?f53"/>
              <draw:equation draw:name="f55" draw:formula="?f1 + ?f1"/>
              <draw:equation draw:name="f56" draw:formula="?f55 * ?f9 / ?f0"/>
              <draw:equation draw:name="f57" draw:formula="0 - ?f56"/>
              <draw:equation draw:name="f58" draw:formula="cos(?f57)"/>
              <draw:equation draw:name="f59" draw:formula="0 - ?f58"/>
              <draw:equation draw:name="f60" draw:formula="?f59 * ?f31"/>
              <draw:equation draw:name="f61" draw:formula="sin(?f57)"/>
              <draw:equation draw:name="f62" draw:formula="0 - ?f61"/>
              <draw:equation draw:name="f63" draw:formula="?f62 * ?f34"/>
              <draw:equation draw:name="f64" draw:formula="sqrt(?f60 * ?f60 + ?f63 * ?f63 + 0 * 0)"/>
              <draw:equation draw:name="f65" draw:formula="?f31 * ?f34 / ?f64"/>
              <draw:equation draw:name="f66" draw:formula="?f62 * ?f65"/>
              <draw:equation draw:name="f67" draw:formula="?f21 - ?f66"/>
              <draw:equation draw:name="f68" draw:formula="?f59 * ?f65"/>
              <draw:equation draw:name="f69" draw:formula="?f22 - ?f68"/>
              <draw:equation draw:name="f70" draw:formula="?f67 - ?f31"/>
              <draw:equation draw:name="f71" draw:formula="?f69 - ?f34"/>
              <draw:equation draw:name="f72" draw:formula="?f67 + ?f31"/>
              <draw:equation draw:name="f73" draw:formula="?f69 + ?f34"/>
              <draw:equation draw:name="f74" draw:formula="?f54 + ?f1"/>
              <draw:equation draw:name="f75" draw:formula="?f74 * ?f9 / ?f0"/>
              <draw:equation draw:name="f76" draw:formula="0 - ?f75"/>
              <draw:equation draw:name="f77" draw:formula="cos(?f76)"/>
              <draw:equation draw:name="f78" draw:formula="0 - ?f77"/>
              <draw:equation draw:name="f79" draw:formula="?f78 * ?f31"/>
              <draw:equation draw:name="f80" draw:formula="sin(?f76)"/>
              <draw:equation draw:name="f81" draw:formula="0 - ?f80"/>
              <draw:equation draw:name="f82" draw:formula="?f81 * ?f34"/>
              <draw:equation draw:name="f83" draw:formula="sqrt(?f79 * ?f79 + ?f82 * ?f82 + 0 * 0)"/>
              <draw:equation draw:name="f84" draw:formula="?f31 * ?f34 / ?f83"/>
              <draw:equation draw:name="f85" draw:formula="?f81 * ?f84"/>
              <draw:equation draw:name="f86" draw:formula="?f67 + ?f85"/>
              <draw:equation draw:name="f87" draw:formula="?f78 * ?f84"/>
              <draw:equation draw:name="f88" draw:formula="?f69 + ?f87"/>
              <draw:equation draw:name="f89" draw:formula="if(?f53, ?f21, ?f70)"/>
              <draw:equation draw:name="f90" draw:formula="if(?f53, ?f22, ?f71)"/>
              <draw:equation draw:name="f91" draw:formula="if(?f53, ?f21, ?f72)"/>
              <draw:equation draw:name="f92" draw:formula="if(?f53, ?f22, ?f73)"/>
              <draw:equation draw:name="f93" draw:formula="if(?f53, ?f70, ?f86)"/>
              <draw:equation draw:name="f94" draw:formula="if(?f53, ?f71, ?f88)"/>
              <draw:equation draw:name="f95" draw:formula="if(?f53, ?f72, ?f86)"/>
              <draw:equation draw:name="f96" draw:formula="if(?f53, ?f73, ?f88)"/>
              <draw:equation draw:name="f97" draw:formula="21550000 - ?f11"/>
              <draw:equation draw:name="f98" draw:formula="if(?f97, ?f11, 21550000)"/>
              <draw:equation draw:name="f99" draw:formula="-21550000 - ?f98"/>
              <draw:equation draw:name="f100" draw:formula="if(?f99, -21550000, ?f98)"/>
              <draw:equation draw:name="f101" draw:formula="?f10 + ?f100"/>
              <draw:equation draw:name="f102" draw:formula="?f10 + ?f1"/>
              <draw:equation draw:name="f103" draw:formula="?f102 * ?f9 / ?f0"/>
              <draw:equation draw:name="f104" draw:formula="0 - ?f103"/>
              <draw:equation draw:name="f105" draw:formula="cos(?f104)"/>
              <draw:equation draw:name="f106" draw:formula="0 - ?f105"/>
              <draw:equation draw:name="f107" draw:formula="?f106 * ?f31"/>
              <draw:equation draw:name="f108" draw:formula="sin(?f104)"/>
              <draw:equation draw:name="f109" draw:formula="0 - ?f108"/>
              <draw:equation draw:name="f110" draw:formula="?f109 * ?f34"/>
              <draw:equation draw:name="f111" draw:formula="sqrt(?f107 * ?f107 + ?f110 * ?f110 + 0 * 0)"/>
              <draw:equation draw:name="f112" draw:formula="?f31 * ?f34 / ?f111"/>
              <draw:equation draw:name="f113" draw:formula="?f109 * ?f112"/>
              <draw:equation draw:name="f114" draw:formula="?f28 - ?f113"/>
              <draw:equation draw:name="f115" draw:formula="?f106 * ?f112"/>
              <draw:equation draw:name="f116" draw:formula="?f33 - ?f115"/>
              <draw:equation draw:name="f117" draw:formula="?f114 - ?f31"/>
              <draw:equation draw:name="f118" draw:formula="?f116 - ?f34"/>
              <draw:equation draw:name="f119" draw:formula="?f114 + ?f31"/>
              <draw:equation draw:name="f120" draw:formula="?f116 + ?f34"/>
              <draw:equation draw:name="f121" draw:formula="?f101 + ?f1"/>
              <draw:equation draw:name="f122" draw:formula="?f121 * ?f9 / ?f0"/>
              <draw:equation draw:name="f123" draw:formula="0 - ?f122"/>
              <draw:equation draw:name="f124" draw:formula="cos(?f123)"/>
              <draw:equation draw:name="f125" draw:formula="0 - ?f124"/>
              <draw:equation draw:name="f126" draw:formula="?f125 * ?f31"/>
              <draw:equation draw:name="f127" draw:formula="sin(?f123)"/>
              <draw:equation draw:name="f128" draw:formula="0 - ?f127"/>
              <draw:equation draw:name="f129" draw:formula="?f128 * ?f34"/>
              <draw:equation draw:name="f130" draw:formula="sqrt(?f126 * ?f126 + ?f129 * ?f129 + 0 * 0)"/>
              <draw:equation draw:name="f131" draw:formula="?f31 * ?f34 / ?f130"/>
              <draw:equation draw:name="f132" draw:formula="?f128 * ?f131"/>
              <draw:equation draw:name="f133" draw:formula="?f114 + ?f132"/>
              <draw:equation draw:name="f134" draw:formula="?f125 * ?f131"/>
              <draw:equation draw:name="f135" draw:formula="?f116 + ?f134"/>
              <draw:equation draw:name="f136" draw:formula="if(?f100, ?f28, ?f117)"/>
              <draw:equation draw:name="f137" draw:formula="if(?f100, ?f33, ?f118)"/>
              <draw:equation draw:name="f138" draw:formula="if(?f100, ?f28, ?f119)"/>
              <draw:equation draw:name="f139" draw:formula="if(?f100, ?f33, ?f120)"/>
              <draw:equation draw:name="f140" draw:formula="if(?f100, ?f117, ?f133)"/>
              <draw:equation draw:name="f141" draw:formula="if(?f100, ?f118, ?f135)"/>
              <draw:equation draw:name="f142" draw:formula="if(?f100, ?f119, ?f133)"/>
              <draw:equation draw:name="f143" draw:formula="if(?f100, ?f120, ?f135)"/>
              <draw:equation draw:name="f144" draw:formula="?f1 + ?f100"/>
              <draw:equation draw:name="f145" draw:formula="?f133 - ?f66"/>
              <draw:equation draw:name="f146" draw:formula="?f135 - ?f68"/>
              <draw:equation draw:name="f147" draw:formula="?f145 - ?f31"/>
              <draw:equation draw:name="f148" draw:formula="?f146 - ?f34"/>
              <draw:equation draw:name="f149" draw:formula="?f145 + ?f31"/>
              <draw:equation draw:name="f150" draw:formula="?f146 + ?f34"/>
              <draw:equation draw:name="f151" draw:formula="?f144 + ?f1"/>
              <draw:equation draw:name="f152" draw:formula="?f151 * ?f9 / ?f0"/>
              <draw:equation draw:name="f153" draw:formula="0 - ?f152"/>
              <draw:equation draw:name="f154" draw:formula="cos(?f153)"/>
              <draw:equation draw:name="f155" draw:formula="0 - ?f154"/>
              <draw:equation draw:name="f156" draw:formula="?f155 * ?f31"/>
              <draw:equation draw:name="f157" draw:formula="sin(?f153)"/>
              <draw:equation draw:name="f158" draw:formula="0 - ?f157"/>
              <draw:equation draw:name="f159" draw:formula="?f158 * ?f34"/>
              <draw:equation draw:name="f160" draw:formula="sqrt(?f156 * ?f156 + ?f159 * ?f159 + 0 * 0)"/>
              <draw:equation draw:name="f161" draw:formula="?f31 * ?f34 / ?f160"/>
              <draw:equation draw:name="f162" draw:formula="?f158 * ?f161"/>
              <draw:equation draw:name="f163" draw:formula="?f145 + ?f162"/>
              <draw:equation draw:name="f164" draw:formula="?f155 * ?f161"/>
              <draw:equation draw:name="f165" draw:formula="?f146 + ?f164"/>
              <draw:equation draw:name="f166" draw:formula="if(?f100, ?f133, ?f147)"/>
              <draw:equation draw:name="f167" draw:formula="if(?f100, ?f135, ?f148)"/>
              <draw:equation draw:name="f168" draw:formula="if(?f100, ?f133, ?f149)"/>
              <draw:equation draw:name="f169" draw:formula="if(?f100, ?f135, ?f150)"/>
              <draw:equation draw:name="f170" draw:formula="if(?f100, ?f147, ?f163)"/>
              <draw:equation draw:name="f171" draw:formula="if(?f100, ?f148, ?f165)"/>
              <draw:equation draw:name="f172" draw:formula="if(?f100, ?f149, ?f163)"/>
              <draw:equation draw:name="f173" draw:formula="if(?f100, ?f150, ?f165)"/>
              <draw:equation draw:name="f174" draw:formula="?f0 + ?f53"/>
              <draw:equation draw:name="f175" draw:formula="?f0 + ?f1"/>
              <draw:equation draw:name="f176" draw:formula="?f175 * ?f9 / ?f0"/>
              <draw:equation draw:name="f177" draw:formula="0 - ?f176"/>
              <draw:equation draw:name="f178" draw:formula="cos(?f177)"/>
              <draw:equation draw:name="f179" draw:formula="0 - ?f178"/>
              <draw:equation draw:name="f180" draw:formula="?f179 * ?f31"/>
              <draw:equation draw:name="f181" draw:formula="sin(?f177)"/>
              <draw:equation draw:name="f182" draw:formula="0 - ?f181"/>
              <draw:equation draw:name="f183" draw:formula="?f182 * ?f34"/>
              <draw:equation draw:name="f184" draw:formula="sqrt(?f180 * ?f180 + ?f183 * ?f183 + 0 * 0)"/>
              <draw:equation draw:name="f185" draw:formula="?f31 * ?f34 / ?f184"/>
              <draw:equation draw:name="f186" draw:formula="?f182 * ?f185"/>
              <draw:equation draw:name="f187" draw:formula="?f28 - ?f186"/>
              <draw:equation draw:name="f188" draw:formula="?f179 * ?f185"/>
              <draw:equation draw:name="f189" draw:formula="?f32 - ?f188"/>
              <draw:equation draw:name="f190" draw:formula="?f187 - ?f31"/>
              <draw:equation draw:name="f191" draw:formula="?f189 - ?f34"/>
              <draw:equation draw:name="f192" draw:formula="?f187 + ?f31"/>
              <draw:equation draw:name="f193" draw:formula="?f189 + ?f34"/>
              <draw:equation draw:name="f194" draw:formula="?f174 + ?f1"/>
              <draw:equation draw:name="f195" draw:formula="?f194 * ?f9 / ?f0"/>
              <draw:equation draw:name="f196" draw:formula="0 - ?f195"/>
              <draw:equation draw:name="f197" draw:formula="cos(?f196)"/>
              <draw:equation draw:name="f198" draw:formula="0 - ?f197"/>
              <draw:equation draw:name="f199" draw:formula="?f198 * ?f31"/>
              <draw:equation draw:name="f200" draw:formula="sin(?f196)"/>
              <draw:equation draw:name="f201" draw:formula="0 - ?f200"/>
              <draw:equation draw:name="f202" draw:formula="?f201 * ?f34"/>
              <draw:equation draw:name="f203" draw:formula="sqrt(?f199 * ?f199 + ?f202 * ?f202 + 0 * 0)"/>
              <draw:equation draw:name="f204" draw:formula="?f31 * ?f34 / ?f203"/>
              <draw:equation draw:name="f205" draw:formula="?f201 * ?f204"/>
              <draw:equation draw:name="f206" draw:formula="?f187 + ?f205"/>
              <draw:equation draw:name="f207" draw:formula="?f198 * ?f204"/>
              <draw:equation draw:name="f208" draw:formula="?f189 + ?f207"/>
              <draw:equation draw:name="f209" draw:formula="if(?f53, ?f28, ?f190)"/>
              <draw:equation draw:name="f210" draw:formula="if(?f53, ?f32, ?f191)"/>
              <draw:equation draw:name="f211" draw:formula="if(?f53, ?f28, ?f192)"/>
              <draw:equation draw:name="f212" draw:formula="if(?f53, ?f32, ?f193)"/>
              <draw:equation draw:name="f213" draw:formula="if(?f53, ?f190, ?f206)"/>
              <draw:equation draw:name="f214" draw:formula="if(?f53, ?f191, ?f208)"/>
              <draw:equation draw:name="f215" draw:formula="if(?f53, ?f192, ?f206)"/>
              <draw:equation draw:name="f216" draw:formula="if(?f53, ?f193, ?f208)"/>
            </draw:enhanced-geometry>
          </draw:custom-shape>
          <draw:frame draw:id="id89" draw:style-name="a789" draw:name="CuadroTexto 57" svg:x="0.27929in" svg:y="5.893in" svg:width="0.4081in" svg:height="0.34152in">
            <draw:text-box>
              <text:p text:style-name="a788" text:class-names="" text:cond-style-name=""><draw:frame draw:style-name="a786" text:anchor-type="as-char" svg:x="1174.03229in" svg:y="0in" svg:width="0.32083in" svg:height="0.3in" style:rel-width="scale" style:rel-height="scale"><draw:object xlink:href="Object 9/" xlink:type="simple" xlink:show="embed" xlink:actuate="onLoad"/></draw:frame><text:span text:style-name="a787" text:class-names=""/></text:p>
            </draw:text-box>
            <svg:title/>
            <svg:desc/>
          </draw:frame>
          <draw:frame draw:id="id90" draw:style-name="a793" draw:name="CuadroTexto 62" svg:x="6.55518in" svg:y="6.93508in" svg:width="0.35613in" svg:height="0.34152in">
            <draw:text-box>
              <text:p text:style-name="a792" text:class-names="" text:cond-style-name=""><draw:frame draw:style-name="a790" text:anchor-type="as-char" svg:x="1174.05194in" svg:y="0in" svg:width="0.28153in" svg:height="0.3in" style:rel-width="scale" style:rel-height="scale"><draw:object xlink:href="Object 10/" xlink:type="simple" xlink:show="embed" xlink:actuate="onLoad"/></draw:frame><text:span text:style-name="a791" text:class-names=""/></text:p>
            </draw:text-box>
            <svg:title/>
            <svg:desc/>
          </draw:frame>
          <draw:connector draw:type="line" svg:x1="0.78654in" svg:y1="3.31768in" svg:x2="6.63786in" svg:y2="3.28786in" draw:end-shape="id85" draw:end-glue-point="4" draw:id="id91" draw:style-name="a795" draw:name="Conector recto 64">
            <svg:title/>
            <svg:desc/>
          </draw:connector>
          <draw:frame draw:id="id92" draw:style-name="a799" draw:name="CuadroTexto 66" svg:x="0.30419in" svg:y="3.18213in" svg:width="0.35852in" svg:height="0.34152in">
            <draw:text-box>
              <text:p text:style-name="a798" text:class-names="" text:cond-style-name=""><draw:frame draw:style-name="a796" text:anchor-type="as-char" svg:x="1174.05104in" svg:y="0in" svg:width="0.28333in" svg:height="0.3in" style:rel-width="scale" style:rel-height="scale"><draw:object xlink:href="Object 11/" xlink:type="simple" xlink:show="embed" xlink:actuate="onLoad"/></draw:frame><text:span text:style-name="a797" text:class-names=""/></text:p>
            </draw:text-box>
            <svg:title/>
            <svg:desc/>
          </draw:frame>
          <draw:frame draw:id="id93" draw:style-name="a803" draw:name="CuadroTexto 67" svg:x="12.42901in" svg:y="6.73951in" svg:width="0.26248in" svg:height="0.34152in">
            <draw:text-box>
              <text:p text:style-name="a802" text:class-names="" text:cond-style-name=""><draw:frame draw:style-name="a800" text:anchor-type="as-char" svg:x="1174.08736in" svg:y="0in" svg:width="0.21069in" svg:height="0.3in" style:rel-width="scale" style:rel-height="scale"><draw:object xlink:href="Object 12/" xlink:type="simple" xlink:show="embed" xlink:actuate="onLoad"/></draw:frame><text:span text:style-name="a801" text:class-names=""/></text:p>
            </draw:text-box>
            <svg:title/>
            <svg:desc/>
          </draw:frame>
        </draw:g>
        <draw:custom-shape svg:width="0.07874in" svg:height="0.07874in" draw:id="id70" draw:style-name="a732" draw:transform="translate(-0.03937in -0.03937in) rotate(-5.39061) translate(6.62298in 3.25363in)" draw:name="Elipse 69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809">
          <draw:page-thumbnail draw:page-number="1" svg:x="0.75in" svg:y="1.25in" svg:width="6in" svg:height="3.375in" presentation:class="page" draw:id="id94" presentation:style-name="a804" draw:name="Marcador de imagen de diapositiva 1">
            <svg:title/>
            <svg:desc/>
          </draw:page-thumbnail>
          <draw:frame draw:id="id95" presentation:style-name="a805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96" draw:style-name="a808" draw:name="Marcador de número de diapositiva 3" svg:x="4.24826in" svg:y="9.49826in" svg:width="3.25in" svg:height="0.50174in">
            <draw:text-box>
              <text:p text:style-name="a807" text:class-names="" text:cond-style-name=""><text:span text:style-name="a80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810" draw:master-page-name="Master1-Layout2-obj-Título-y-objetos" presentation:presentation-page-layout-name="Master1-PPL2" draw:id="Slide-257">
        <draw:frame draw:id="id97" presentation:style-name="a811" draw:name="Picture 2" svg:x="2.09469in" svg:y="1.16584in" svg:width="9.14396in" svg:height="5.16833in" style:rel-width="scale" style:rel-height="scale" presentation:class="graphic" presentation:placeholder="false">
          <draw:image xlink:href="media/image1.png" xlink:type="simple" xlink:show="embed" xlink:actuate="onLoad"/>
          <svg:title/>
          <svg:desc>anat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33" svg:viewBox="0 0 20 30" svg:d="m10 0-10 30h20z"/>
    <draw:marker draw:name="a735" svg:viewBox="0 0 20 30" svg:d="m10 0-10 30h20z"/>
    <draw:stroke-dash draw:name="a794" draw:style="rect" draw:dots1="1" draw:dots1-length="0.03125in" draw:distance="0.03125in"/>
    <draw:stroke-dash draw:name="a742" draw:style="rect" draw:dots1="1" draw:dots1-length="0.03125in" draw:distance="0.03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draw:fill="none" draw:stroke="solid" svg:stroke-width="0.01389in" svg:stroke-color="#000000" svg:stroke-opacity="100%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draw:fill="none" draw:stroke="solid" svg:stroke-width="0.01389in" svg:stroke-color="#000000" svg:stroke-opacity="100%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draw:fill="none" draw:stroke="solid" svg:stroke-width="0.01389in" svg:stroke-color="#000000" svg:stroke-opacity="100%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7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7-08-2019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Marcador de encabezado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Marcador de fecha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7-08-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Marcador de imagen de diapositiva 3">
          <svg:title/>
          <svg:desc/>
        </draw:page-thumbnail>
        <draw:frame draw:id="id8" presentation:style-name="a55" draw:name="Marcador de notas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Haga clic para modificar los estilos de texto del patrón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gundo ni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Quinto ni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Marcador de pie de página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Marcador de número de diapositiva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Haga clic para modificar el estilo de título del patrón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Haga clic para modificar el estilo de subtítulo del patrón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27-08-2019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Marcador de encabezado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Marcador de fecha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27-08-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Marcador de imagen de diapositiva 3">
          <svg:title/>
          <svg:desc/>
        </draw:page-thumbnail>
        <draw:frame draw:id="id8" presentation:style-name="a105" draw:name="Marcador de notas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Haga clic para modificar los estilos de texto del patrón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gundo ni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Quinto ni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Marcador de pie de página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Marcador de número de diapositiva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Haga clic para modificar el estilo de título del patrón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Haga clic para modificar los estilos de texto del patrón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gundo ni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Quinto ni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27-08-2019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Marcador de encabezado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Marcador de fecha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7-08-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Marcador de imagen de diapositiva 3">
          <svg:title/>
          <svg:desc/>
        </draw:page-thumbnail>
        <draw:frame draw:id="id8" presentation:style-name="a168" draw:name="Marcador de notas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Haga clic para modificar los estilos de texto del patrón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gundo ni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Quinto ni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Marcador de pie de página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Marcador de número de diapositiva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Haga clic para modificar el estilo de título del patrón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7-08-2019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Marcador de encabezado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Marcador de fecha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27-08-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Marcador de imagen de diapositiva 3">
          <svg:title/>
          <svg:desc/>
        </draw:page-thumbnail>
        <draw:frame draw:id="id8" presentation:style-name="a218" draw:name="Marcador de notas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Haga clic para modificar los estilos de texto del patrón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gundo ni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Quinto ni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Marcador de pie de página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Marcador de número de diapositiva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Haga clic para modificar el estilo de título del patrón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Haga clic para modificar los estilos de texto del patrón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gundo ni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Quinto ni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Haga clic para modificar los estilos de texto del patró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gundo ni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Quinto ni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7-08-2019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Marcador de encabezado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Marcador de fecha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7-08-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Marcador de imagen de diapositiva 3">
          <svg:title/>
          <svg:desc/>
        </draw:page-thumbnail>
        <draw:frame draw:id="id8" presentation:style-name="a298" draw:name="Marcador de notas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Haga clic para modificar los estilos de texto del patrón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gundo ni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Quinto ni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Marcador de pie de página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Marcador de número de diapositiva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Haga clic para modificar el estilo de título del patrón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Haga clic para modificar los estilos de texto del patrón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gundo ni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Quinto ni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Haga clic para modificar los estilos de texto del patró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gundo ni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Quinto ni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7-08-2019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Marcador de encabezado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Marcador de fecha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27-08-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Marcador de imagen de diapositiva 3">
          <svg:title/>
          <svg:desc/>
        </draw:page-thumbnail>
        <draw:frame draw:id="id8" presentation:style-name="a386" draw:name="Marcador de notas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Haga clic para modificar los estilos de texto del patrón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gundo ni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Quinto ni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Marcador de pie de página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Marcador de número de diapositiva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Haga clic para modificar el estilo de título del patrón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27-08-2019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Marcador de encabezado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Marcador de fecha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27-08-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Marcador de imagen de diapositiva 3">
          <svg:title/>
          <svg:desc/>
        </draw:page-thumbnail>
        <draw:frame draw:id="id8" presentation:style-name="a432" draw:name="Marcador de notas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Haga clic para modificar los estilos de texto del patrón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gundo ni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Quinto ni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Marcador de pie de página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Marcador de número de diapositiva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7-08-2019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Marcador de encabezado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Marcador de fecha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7-08-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Marcador de imagen de diapositiva 3">
          <svg:title/>
          <svg:desc/>
        </draw:page-thumbnail>
        <draw:frame draw:id="id8" presentation:style-name="a474" draw:name="Marcador de notas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Haga clic para modificar los estilos de texto del patrón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gundo ni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Quinto ni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Marcador de pie de página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Marcador de número de diapositiva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Haga clic para modificar el estilo de título del patrón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Haga clic para modificar los estilos de texto del patrón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gundo ni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Quinto ni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27-08-2019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Marcador de encabezado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Marcador de fecha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27-08-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Marcador de imagen de diapositiva 3">
          <svg:title/>
          <svg:desc/>
        </draw:page-thumbnail>
        <draw:frame draw:id="id8" presentation:style-name="a541" draw:name="Marcador de notas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Haga clic para modificar los estilos de texto del patrón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gundo ni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Quinto ni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Marcador de pie de página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Marcador de número de diapositiva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Haga clic para modificar el estilo de título del patrón</text:span><text:span text:style-name="a551" text:class-names=""/></text:p>
        </draw:text-box>
        <svg:title/>
        <svg:desc/>
      </draw:frame>
      <draw:frame draw:id="id54" presentation:style-name="a557" draw:name="Picture Placeholder 2" svg:x="5.6684in" svg:y="1.07986in" svg:width="6.75in" svg:height="5.32986in" presentation:class="graphic" presentation:placeholder="false">
        <draw:text-box>
          <text:p text:style-name="a556" text:class-names="" text:cond-style-name=""><text:span text:style-name="a554" text:class-names="">Haga clic en el icono para agregar una imagen</text:span><text:span text:style-name="a555" text:class-names=""/></text:p>
        </draw:text-box>
        <svg:title/>
        <svg:desc/>
      </draw:frame>
      <draw:frame draw:id="id55" presentation:style-name="a561" draw:name="Text Placeholder 3" svg:x="0.9184in" svg:y="2.25in" svg:width="4.30035in" svg:height="4.1684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565" draw:name="Date Placeholder 4" svg:x="0.91667in" svg:y="6.95139in" svg:width="3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27-08-2019</text:date></text:span></text:p>
        </draw:text-box>
        <svg:title/>
        <svg:desc/>
      </draw:frame>
      <draw:frame draw:id="id57" presentation:style-name="a568" draw:name="Footer Placeholder 5" svg:x="4.41667in" svg:y="6.95139in" svg:width="4.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58" presentation:style-name="a571" draw:name="Slide Number Placeholder 6" svg:x="9.41667in" svg:y="6.95139in" svg:width="3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  <presentation:notes style:page-layout-name="pageLayout2" draw:style-name="a602">
        <draw:frame draw:id="id5" presentation:style-name="a574" draw:name="Marcador de encabezado 1" svg:x="0in" svg:y="0in" svg:width="3.25in" svg:height="0.50174in" presentation:class="head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6" presentation:style-name="a578" draw:name="Marcador de fecha 2" svg:x="4.24826in" svg:y="0in" svg:width="3.25in" svg:height="0.50174in" presentation:class="date-time" presentation:placeholder="false">
          <draw:text-box>
            <text:p text:style-name="a577" text:class-names="" text:cond-style-name=""><text:span text:style-name="a575" text:class-names=""><text:date text:fixed="false" style:data-style-name="a576">27-08-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9" draw:name="Marcador de imagen de diapositiva 3">
          <svg:title/>
          <svg:desc/>
        </draw:page-thumbnail>
        <draw:frame draw:id="id8" presentation:style-name="a595" draw:name="Marcador de notas 4" svg:x="0.75in" svg:y="4.8125in" svg:width="6in" svg:height="3.9375in" presentation:class="notes" presentation:placeholder="false">
          <draw:text-box>
            <text:p text:style-name="a581" text:class-names="" text:cond-style-name=""><text:span text:style-name="a580" text:class-names="">Haga clic para modificar los estilos de texto del patrón</text:span></text:p>
            <text:list text:style-name="a584">
              <text:list-item>
                <text:list text:style-name="a584">
                  <text:list-item>
                    <text:p text:style-name="a583" text:class-names="" text:cond-style-name=""><text:span text:style-name="a582" text:class-names="">Segundo nivel</text:span></text:p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p text:style-name="a586" text:class-names="" text:cond-style-name=""><text:span text:style-name="a58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list text:style-name="a590">
                      <text:list-item>
                        <text:list text:style-name="a590">
                          <text:list-item>
                            <text:p text:style-name="a589" text:class-names="" text:cond-style-name=""><text:span text:style-name="a58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list text:style-name="a594">
                      <text:list-item>
                        <text:list text:style-name="a594">
                          <text:list-item>
                            <text:list text:style-name="a594">
                              <text:list-item>
                                <text:p text:style-name="a593" text:class-names="" text:cond-style-name=""><text:span text:style-name="a591" text:class-names="">Quinto nivel</text:span><text:span text:style-name="a5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8" draw:name="Marcador de pie de página 5" svg:x="0in" svg:y="9.49826in" svg:width="3.25in" svg:height="0.50174in" presentation:class="foot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10" presentation:style-name="a601" draw:name="Marcador de número de diapositiva 6" svg:x="4.24826in" svg:y="9.49826in" svg:width="3.25in" svg:height="0.50174in" presentation:class="page-number" presentation:placeholder="false">
          <draw:text-box>
            <text:p text:style-name="a600" text:class-names="" text:cond-style-name=""><text:span text:style-name="a5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603">
      <draw:frame draw:id="id59" presentation:style-name="a607" draw:name="Title 1" svg:x="0.91667in" svg:y="0.39931in" svg:width="11.5in" svg:height="1.44965in" presentation:class="title" presentation:placeholder="false">
        <draw:text-box>
          <text:p text:style-name="a606" text:class-names="" text:cond-style-name=""><text:span text:style-name="a604" text:class-names="">Haga clic para modificar el estilo de título del patrón</text:span><text:span text:style-name="a605" text:class-names=""/></text:p>
        </draw:text-box>
        <svg:title/>
        <svg:desc/>
      </draw:frame>
      <draw:frame draw:id="id60" presentation:style-name="a624" draw:name="Vertical Text Placeholder 2" svg:x="0.91667in" svg:y="1.99653in" svg:width="11.5in" svg:height="4.75868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Haga clic para modificar los estilos de texto del patrón</text:span></text:p>
            </text:list-item>
          </text:list>
          <text:list text:style-name="a613">
            <text:list-item>
              <text:list text:style-name="a613">
                <text:list-item>
                  <text:p text:style-name="a612" text:class-names="" text:cond-style-name=""><text:span text:style-name="a611" text:class-names="">Segundo nivel</text:span></text:p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p text:style-name="a615" text:class-names="" text:cond-style-name=""><text:span text:style-name="a6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p text:style-name="a618" text:class-names="" text:cond-style-name=""><text:span text:style-name="a6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0" text:class-names="">Quinto nivel</text:span><text:span text:style-name="a6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8" draw:name="Date Placeholder 3" svg:x="0.91667in" svg:y="6.95139in" svg:width="3in" svg:height="0.39931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27-08-2019</text:date></text:span></text:p>
        </draw:text-box>
        <svg:title/>
        <svg:desc/>
      </draw:frame>
      <draw:frame draw:id="id62" presentation:style-name="a631" draw:name="Footer Placeholder 4" svg:x="4.41667in" svg:y="6.95139in" svg:width="4.5in" svg:height="0.39931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3" presentation:style-name="a634" draw:name="Slide Number Placeholder 5" svg:x="9.41667in" svg:y="6.95139in" svg:width="3in" svg:height="0.39931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presentation:notes style:page-layout-name="pageLayout2" draw:style-name="a665">
        <draw:frame draw:id="id5" presentation:style-name="a637" draw:name="Marcador de encabezado 1" svg:x="0in" svg:y="0in" svg:width="3.25in" svg:height="0.50174in" presentation:class="head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6" presentation:style-name="a641" draw:name="Marcador de fecha 2" svg:x="4.24826in" svg:y="0in" svg:width="3.25in" svg:height="0.50174in" presentation:class="date-time" presentation:placeholder="false">
          <draw:text-box>
            <text:p text:style-name="a640" text:class-names="" text:cond-style-name=""><text:span text:style-name="a638" text:class-names=""><text:date text:fixed="false" style:data-style-name="a639">27-08-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2" draw:name="Marcador de imagen de diapositiva 3">
          <svg:title/>
          <svg:desc/>
        </draw:page-thumbnail>
        <draw:frame draw:id="id8" presentation:style-name="a658" draw:name="Marcador de notas 4" svg:x="0.75in" svg:y="4.8125in" svg:width="6in" svg:height="3.9375in" presentation:class="notes" presentation:placeholder="false">
          <draw:text-box>
            <text:p text:style-name="a644" text:class-names="" text:cond-style-name=""><text:span text:style-name="a643" text:class-names="">Haga clic para modificar los estilos de texto del patrón</text:span></text:p>
            <text:list text:style-name="a647">
              <text:list-item>
                <text:list text:style-name="a647">
                  <text:list-item>
                    <text:p text:style-name="a646" text:class-names="" text:cond-style-name=""><text:span text:style-name="a645" text:class-names="">Segundo nivel</text:span></text:p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list text:style-name="a650">
                      <text:list-item>
                        <text:p text:style-name="a649" text:class-names="" text:cond-style-name=""><text:span text:style-name="a64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list text:style-name="a653">
                      <text:list-item>
                        <text:list text:style-name="a653">
                          <text:list-item>
                            <text:p text:style-name="a652" text:class-names="" text:cond-style-name=""><text:span text:style-name="a65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list text:style-name="a657">
                              <text:list-item>
                                <text:p text:style-name="a656" text:class-names="" text:cond-style-name=""><text:span text:style-name="a654" text:class-names="">Quinto nivel</text:span><text:span text:style-name="a6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1" draw:name="Marcador de pie de página 5" svg:x="0in" svg:y="9.49826in" svg:width="3.25in" svg:height="0.50174in" presentation:class="foot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10" presentation:style-name="a664" draw:name="Marcador de número de diapositiva 6" svg:x="4.24826in" svg:y="9.49826in" svg:width="3.25in" svg:height="0.50174in" presentation:class="page-number" presentation:placeholder="false">
          <draw:text-box>
            <text:p text:style-name="a663" text:class-names="" text:cond-style-name=""><text:span text:style-name="a6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666">
      <draw:frame draw:id="id64" presentation:style-name="a670" draw:name="Vertical Title 1" svg:x="9.54167in" svg:y="0.39931in" svg:width="2.875in" svg:height="6.3559in" presentation:class="title" presentation:placeholder="false">
        <draw:text-box>
          <text:p text:style-name="a669" text:class-names="" text:cond-style-name=""><text:span text:style-name="a667" text:class-names="">Haga clic para modificar el estilo de título del patrón</text:span><text:span text:style-name="a668" text:class-names=""/></text:p>
        </draw:text-box>
        <svg:title/>
        <svg:desc/>
      </draw:frame>
      <draw:frame draw:id="id65" presentation:style-name="a687" draw:name="Vertical Text Placeholder 2" svg:x="0.91667in" svg:y="0.39931in" svg:width="8.45833in" svg:height="6.3559in" presentation:class="outline" presentation:placeholder="false">
        <draw:text-box>
          <text:list text:style-name="a673">
            <text:list-item>
              <text:p text:style-name="a672" text:class-names="" text:cond-style-name=""><text:span text:style-name="a671" text:class-names="">Haga clic para modificar los estilos de texto del patrón</text:span></text:p>
            </text:list-item>
          </text:list>
          <text:list text:style-name="a676">
            <text:list-item>
              <text:list text:style-name="a676">
                <text:list-item>
                  <text:p text:style-name="a675" text:class-names="" text:cond-style-name=""><text:span text:style-name="a674" text:class-names="">Segundo nivel</text:span></text:p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p text:style-name="a678" text:class-names="" text:cond-style-name=""><text:span text:style-name="a6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682">
            <text:list-item>
              <text:list text:style-name="a682">
                <text:list-item>
                  <text:list text:style-name="a682">
                    <text:list-item>
                      <text:list text:style-name="a682">
                        <text:list-item>
                          <text:p text:style-name="a681" text:class-names="" text:cond-style-name=""><text:span text:style-name="a6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3" text:class-names="">Quinto nivel</text:span><text:span text:style-name="a6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1" draw:name="Date Placeholder 3" svg:x="0.91667in" svg:y="6.95139in" svg:width="3in" svg:height="0.39931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27-08-2019</text:date></text:span></text:p>
        </draw:text-box>
        <svg:title/>
        <svg:desc/>
      </draw:frame>
      <draw:frame draw:id="id67" presentation:style-name="a694" draw:name="Footer Placeholder 4" svg:x="4.41667in" svg:y="6.95139in" svg:width="4.5in" svg:height="0.39931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68" presentation:style-name="a697" draw:name="Slide Number Placeholder 5" svg:x="9.41667in" svg:y="6.95139in" svg:width="3in" svg:height="0.39931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presentation:notes style:page-layout-name="pageLayout2" draw:style-name="a728">
        <draw:frame draw:id="id5" presentation:style-name="a700" draw:name="Marcador de encabezado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6" presentation:style-name="a704" draw:name="Marcador de fecha 2" svg:x="4.24826in" svg:y="0in" svg:width="3.25in" svg:height="0.50174in" presentation:class="date-time" presentation:placeholder="false">
          <draw:text-box>
            <text:p text:style-name="a703" text:class-names="" text:cond-style-name=""><text:span text:style-name="a701" text:class-names=""><text:date text:fixed="false" style:data-style-name="a702">27-08-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5" draw:name="Marcador de imagen de diapositiva 3">
          <svg:title/>
          <svg:desc/>
        </draw:page-thumbnail>
        <draw:frame draw:id="id8" presentation:style-name="a721" draw:name="Marcador de notas 4" svg:x="0.75in" svg:y="4.8125in" svg:width="6in" svg:height="3.9375in" presentation:class="notes" presentation:placeholder="false">
          <draw:text-box>
            <text:p text:style-name="a707" text:class-names="" text:cond-style-name=""><text:span text:style-name="a706" text:class-names="">Haga clic para modificar los estilos de texto del patrón</text:span></text:p>
            <text:list text:style-name="a710">
              <text:list-item>
                <text:list text:style-name="a710">
                  <text:list-item>
                    <text:p text:style-name="a709" text:class-names="" text:cond-style-name=""><text:span text:style-name="a708" text:class-names="">Segundo nivel</text:span></text:p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p text:style-name="a712" text:class-names="" text:cond-style-name=""><text:span text:style-name="a71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list text:style-name="a716">
                      <text:list-item>
                        <text:list text:style-name="a716">
                          <text:list-item>
                            <text:p text:style-name="a715" text:class-names="" text:cond-style-name=""><text:span text:style-name="a71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7" text:class-names="">Quinto nivel</text:span><text:span text:style-name="a7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4" draw:name="Marcador de pie de página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0" presentation:style-name="a727" draw:name="Marcador de número de diapositiva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JC IS</meta:initial-creator>
    <dc:creator>JC IS</dc:creator>
    <meta:creation-date>2019-08-13T14:08:29Z</meta:creation-date>
    <dc:date>2019-08-27T19:54:14Z</dc:date>
    <meta:template xlink:href="Office%20Theme" xlink:type="simple"/>
    <meta:editing-cycles>3</meta:editing-cycles>
    <meta:editing-duration>PT19598S</meta:editing-duration>
    <meta:document-statistic meta:paragraph-count="13" meta:word-count="19"/>
  </office:meta>
</office:document-meta>
</file>

<file path=Object 1/content.xml><?xml version="1.0" encoding="utf-8"?>
<mml:math xmlns:mml="http://www.w3.org/1998/Math/MathML" display="block">
  <mml:mover accent="true">
    <mml:mrow>
      <mml:msub>
        <mml:mi>y</mml:mi>
        <mml:mi>i</mml:mi>
      </mml:msub>
    </mml:mrow>
    <mml:mo>^</mml:mo>
  </mml:mover>
</mml:math>
</file>

<file path=Object 10/content.xml><?xml version="1.0" encoding="utf-8"?>
<mml:math xmlns:mml="http://www.w3.org/1998/Math/MathML" display="block">
  <mml:msub>
    <mml:mi>x</mml:mi>
    <mml:mi>i</mml:mi>
  </mml:msub>
</mml:math>
</file>

<file path=Object 11/content.xml><?xml version="1.0" encoding="utf-8"?>
<mml:math xmlns:mml="http://www.w3.org/1998/Math/MathML" display="block">
  <mml:mover accent="true">
    <mml:mrow>
      <mml:msub>
        <mml:mi>y</mml:mi>
        <mml:mi>i</mml:mi>
      </mml:msub>
    </mml:mrow>
    <mml:mo>^</mml:mo>
  </mml:mover>
</mml:math>
</file>

<file path=Object 12/content.xml><?xml version="1.0" encoding="utf-8"?>
<mml:math xmlns:mml="http://www.w3.org/1998/Math/MathML" display="block">
  <mml:mi>x</mml:mi>
</mml:math>
</file>

<file path=Object 2/content.xml><?xml version="1.0" encoding="utf-8"?>
<mml:math xmlns:mml="http://www.w3.org/1998/Math/MathML" display="block">
  <mml:mover accent="true">
    <mml:mi>y</mml:mi>
    <mml:mo>-</mml:mo>
  </mml:mover>
</mml:math>
</file>

<file path=Object 3/content.xml><?xml version="1.0" encoding="utf-8"?>
<mml:math xmlns:mml="http://www.w3.org/1998/Math/MathML" display="block">
  <mml:mi>y</mml:mi>
</mml:math>
</file>

<file path=Object 4/content.xml><?xml version="1.0" encoding="utf-8"?>
<mml:math xmlns:mml="http://www.w3.org/1998/Math/MathML" display="block">
  <mml:msub>
    <mml:mi>y</mml:mi>
    <mml:mi>i</mml:mi>
  </mml:msub>
</mml:math>
</file>

<file path=Object 5/content.xml><?xml version="1.0" encoding="utf-8"?>
<mml:math xmlns:mml="http://www.w3.org/1998/Math/MathML" display="block">
  <mml:msub>
    <mml:mi>y</mml:mi>
    <mml:mi>i</mml:mi>
  </mml:msub>
</mml:math>
</file>

<file path=Object 6/content.xml><?xml version="1.0" encoding="utf-8"?>
<mml:math xmlns:mml="http://www.w3.org/1998/Math/MathML" display="block">
  <mml:mi>S</mml:mi>
  <mml:mi>S</mml:mi>
  <mml:mi>E</mml:mi>
  <mml:mo>=</mml:mo>
  <mml:msup>
    <mml:mrow>
      <mml:mo stretchy="false">∑</mml:mo>
      <mml:mrow>
        <mml:mo fence="false">(</mml:mo>
        <mml:msub>
          <mml:mi>y</mml:mi>
          <mml:mi>i</mml:mi>
        </mml:msub>
        <mml:mtext> </mml:mtext>
        <mml:mo>−</mml:mo>
      </mml:mrow>
      <mml:mover accent="true">
        <mml:mrow>
          <mml:msub>
            <mml:mi>y</mml:mi>
            <mml:mi>i</mml:mi>
          </mml:msub>
        </mml:mrow>
        <mml:mo>^</mml:mo>
      </mml:mover>
      <mml:mtext>)</mml:mtext>
    </mml:mrow>
    <mml:mn>2</mml:mn>
  </mml:msup>
</mml:math>
</file>

<file path=Object 7/content.xml><?xml version="1.0" encoding="utf-8"?>
<mml:math xmlns:mml="http://www.w3.org/1998/Math/MathML" display="block">
  <mml:mi>S</mml:mi>
  <mml:mi>S</mml:mi>
  <mml:mi>R</mml:mi>
  <mml:mo>=</mml:mo>
  <mml:msup>
    <mml:mrow>
      <mml:mo stretchy="false">∑</mml:mo>
      <mml:mrow>
        <mml:mo fence="false">(</mml:mo>
      </mml:mrow>
      <mml:mover accent="true">
        <mml:mrow>
          <mml:msub>
            <mml:mi>y</mml:mi>
            <mml:mi>i</mml:mi>
          </mml:msub>
        </mml:mrow>
        <mml:mo>^</mml:mo>
      </mml:mover>
      <mml:mo>−</mml:mo>
      <mml:mover accent="true">
        <mml:mi>y</mml:mi>
        <mml:mo>-</mml:mo>
      </mml:mover>
      <mml:mtext>)</mml:mtext>
    </mml:mrow>
    <mml:mn>2</mml:mn>
  </mml:msup>
</mml:math>
</file>

<file path=Object 8/content.xml><?xml version="1.0" encoding="utf-8"?>
<mml:math xmlns:mml="http://www.w3.org/1998/Math/MathML" display="block">
  <mml:mi>S</mml:mi>
  <mml:mi>S</mml:mi>
  <mml:mi>T</mml:mi>
  <mml:mo>=</mml:mo>
  <mml:msup>
    <mml:mrow>
      <mml:mo stretchy="false">∑</mml:mo>
      <mml:mrow>
        <mml:mo fence="false">(</mml:mo>
      </mml:mrow>
      <mml:msub>
        <mml:mi>y</mml:mi>
        <mml:mi>i</mml:mi>
      </mml:msub>
      <mml:mo>−</mml:mo>
      <mml:mover accent="true">
        <mml:mi>y</mml:mi>
        <mml:mo>-</mml:mo>
      </mml:mover>
      <mml:mtext>)</mml:mtext>
    </mml:mrow>
    <mml:mn>2</mml:mn>
  </mml:msup>
</mml:math>
</file>

<file path=Object 9/content.xml><?xml version="1.0" encoding="utf-8"?>
<mml:math xmlns:mml="http://www.w3.org/1998/Math/MathML" display="block">
  <mml:msub>
    <mml:mi>𝛽</mml:mi>
    <mml:mn>0</mml:mn>
  </mml:msub>
</mml:math>
</file>